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reorder_traversal/pre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order_traversal/in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ostorder_traversal/post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evelorder_traversal/levelorder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insert/heap_insert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remove/heap_remove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sort/heapsort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inary_search/binary_search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terpolation_search/interpolation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search/bst_search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insert/bst_insert.md</text:p>
          </table:table-cell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st_remove/bst_remove.md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open_hashing/open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inear_probing/linear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quadratic_probing/quadratic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hashing/double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hashing/rehashing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fs/dfs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fs/bfs.md</text:p>
          </table:table-cell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trace reconstructible, no model s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roducibility/kruskal/kruskal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 style:data-style-name="N2" text:time-value="16:58:57.260198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6-05T14:56:44.239947660</dc:date>
    <meta:editing-duration>P4DT9H9M11S</meta:editing-duration>
    <meta:editing-cycles>47</meta:editing-cycles>
    <meta:generator>LibreOffice/6.4.7.2$Linux_X86_64 LibreOffice_project/40$Build-2</meta:generator>
    <meta:document-statistic meta:table-count="1" meta:cell-count="333" meta:object-count="0"/>
  </office:meta>
</office:document-meta>
</file>